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8ca1" draw:textarea-horizontal-align="justify" draw:textarea-vertical-align="middle" draw:auto-grow-height="false" fo:min-height="1.024cm" fo:min-width="1.692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cd8e" draw:textarea-horizontal-align="justify" draw:textarea-vertical-align="middle" draw:auto-grow-height="false" fo:min-height="0.8cm" fo:min-width="1.3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dd373"/>
      <style:paragraph-properties fo:text-align="center"/>
    </style:style>
    <style:style style:name="P3" style:family="paragraph">
      <loext:graphic-properties draw:fill="solid" draw:fill-color="#ff8ca1"/>
      <style:paragraph-properties fo:text-align="center" style:writing-mode="lr-tb"/>
    </style:style>
    <style:style style:name="P4" style:family="paragraph">
      <loext:graphic-properties draw:fill="solid" draw:fill-color="#ffcd8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2cm" svg:height="1.5cm" svg:x="12.7cm" svg:y="5.2cm">
          <text:p text:style-name="P1">Memories</text:p>
        </draw:rect>
        <draw:custom-shape draw:style-name="gr2" draw:text-style-name="P3" xml:id="id4" draw:id="id4" draw:layer="layout" svg:width="3.1cm" svg:height="1.8cm" svg:x="12.8cm" svg:y="2.4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cm" svg:height="2.1cm" svg:x="12.447cm" svg:y="7.896cm">
          <text:p text:style-name="P1">Do I have <text:line-break/>a miss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4.3cm" svg:y1="6.7cm" svg:x2="14.297cm" svg:y2="7.896cm" draw:start-shape="id1" draw:start-glue-point="2" draw:end-shape="id2" draw:end-glue-point="4" svg:d="M14300 6700l-3 1196" svg:viewBox="0 0 4 1197">
          <text:p/>
        </draw:connector>
        <draw:rect draw:style-name="gr1" draw:text-style-name="P2" xml:id="id3" draw:id="id3" draw:layer="layout" svg:width="3.2cm" svg:height="1.5cm" svg:x="8.9cm" svg:y="10.9cm">
          <text:p text:style-name="P1">Lets refine<text:line-break/>models</text:p>
        </draw:rect>
        <draw:connector draw:style-name="gr5" draw:text-style-name="P5" draw:layer="layout" svg:x1="12.447cm" svg:y1="8.946cm" svg:x2="10.5cm" svg:y2="10.9cm" draw:start-shape="id2" draw:start-glue-point="5" draw:end-shape="id3" draw:end-glue-point="0" svg:d="M12447 8946h-1947v1954" svg:viewBox="0 0 1948 1955">
          <text:p/>
        </draw:connector>
        <draw:connector draw:style-name="gr6" draw:text-style-name="P5" draw:layer="layout" draw:type="line" svg:x1="14.35cm" svg:y1="4.2cm" svg:x2="14.3cm" svg:y2="5.2cm" draw:start-shape="id4" draw:start-glue-point="8" draw:end-shape="id1" draw:end-glue-point="0" svg:d="M14350 4200l-50 1000" svg:viewBox="0 0 51 1001">
          <text:p/>
        </draw:connector>
        <draw:rect draw:style-name="gr1" draw:text-style-name="P2" xml:id="id6" draw:id="id6" draw:layer="layout" svg:width="3.2cm" svg:height="1.5cm" svg:x="8.9cm" svg:y="13.831cm">
          <text:p text:style-name="P1">encode-decode<text:line-break/>models</text:p>
        </draw:rect>
        <draw:rect draw:style-name="gr1" draw:text-style-name="P2" xml:id="id5" draw:id="id5" draw:layer="layout" svg:width="3.2cm" svg:height="1.5cm" svg:x="12.4cm" svg:y="13.831cm">
          <text:p text:style-name="P1">Classification <text:line-break/>models</text:p>
        </draw:rect>
        <draw:connector draw:style-name="gr7" draw:text-style-name="P5" draw:layer="layout" draw:type="curve" svg:x1="10.5cm" svg:y1="12.4cm" svg:x2="14cm" svg:y2="13.831cm" draw:start-shape="id3" draw:start-glue-point="2" draw:end-shape="id5" draw:end-glue-point="0" svg:d="M10500 12400c0 1074 3500 359 3500 1431" svg:viewBox="0 0 3501 1432">
          <text:p/>
        </draw:connector>
        <draw:connector draw:style-name="gr8" draw:text-style-name="P5" draw:layer="layout" draw:type="curve" svg:x1="10.5cm" svg:y1="12.4cm" svg:x2="10.5cm" svg:y2="13.831cm" draw:start-shape="id3" draw:start-glue-point="2" draw:end-shape="id6" draw:end-glue-point="0" svg:d="M10500 12400v1431" svg:viewBox="0 0 1 1432">
          <text:p/>
        </draw:connector>
        <draw:frame draw:style-name="gr9" draw:text-style-name="P6" draw:layer="layout" svg:width="1.044cm" svg:height="0.725cm" svg:x="10.582cm" svg:y="8.267cm">
          <draw:text-box>
            <text:p text:style-name="P1">No</text:p>
          </draw:text-box>
        </draw:frame>
        <draw:rect draw:style-name="gr1" draw:text-style-name="P2" xml:id="id7" draw:id="id7" draw:layer="layout" svg:width="3.2cm" svg:height="1.5cm" svg:x="5.4cm" svg:y="13.831cm">
          <text:p text:style-name="P1">Seq 2 Seq <text:line-break/>models</text:p>
        </draw:rect>
        <draw:connector draw:style-name="gr10" draw:text-style-name="P5" draw:layer="layout" draw:type="curve" svg:x1="10.5cm" svg:y1="12.4cm" svg:x2="7cm" svg:y2="13.831cm" draw:start-shape="id3" draw:start-glue-point="2" draw:end-shape="id7" draw:end-glue-point="0" svg:d="M10500 12400c0 1074-3500 359-3500 1431" svg:viewBox="0 0 3501 1432">
          <text:p/>
        </draw:connector>
        <draw:rect draw:style-name="gr1" draw:text-style-name="P2" xml:id="id8" draw:id="id8" draw:layer="layout" svg:width="3.2cm" svg:height="1.5cm" svg:x="17.146cm" svg:y="10.9cm">
          <text:p text:style-name="P1">Follow mission<text:line-break/>goals</text:p>
        </draw:rect>
        <draw:connector draw:style-name="gr11" draw:text-style-name="P5" draw:layer="layout" svg:x1="16.147cm" svg:y1="8.946cm" svg:x2="18.746cm" svg:y2="10.9cm" draw:start-shape="id2" draw:start-glue-point="7" draw:end-shape="id8" draw:end-glue-point="0" svg:d="M16147 8946h2599v1954" svg:viewBox="0 0 2600 1955">
          <text:p/>
        </draw:connector>
        <draw:rect draw:style-name="gr1" draw:text-style-name="P2" xml:id="id9" draw:id="id9" draw:layer="layout" svg:width="3.2cm" svg:height="1.5cm" svg:x="4.116cm" svg:y="8.364cm">
          <text:p text:style-name="P1">Remember<text:line-break/>mixed traces</text:p>
        </draw:rect>
        <draw:connector draw:style-name="gr12" draw:text-style-name="P5" draw:layer="layout" draw:type="curve" svg:x1="14.3cm" svg:y1="6.7cm" svg:x2="5.716cm" svg:y2="8.364cm" draw:start-shape="id1" draw:start-glue-point="2" draw:end-shape="id9" svg:d="M14300 6700c0 1248-8584 416-8584 1664" svg:viewBox="0 0 8585 166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6c8ebf" draw:marker-start-width="0.2cm" draw:marker-start-center="false" draw:marker-end-width="0.2cm" draw:marker-end-center="false" draw:fill="solid" draw:fill-color="#cce5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5:20:55.589593892</meta:creation-date>
    <meta:editing-duration>P2DT4H16M58S</meta:editing-duration>
    <meta:editing-cycles>35</meta:editing-cycles>
    <meta:generator>LibreOffice/25.8.0.4$Linux_X86_64 LibreOffice_project/48f00303701489684e67c38c28aff00cd5929e67</meta:generator>
    <dc:title>diagram</dc:title>
    <dc:date>2026-01-12T11:18:45.999084782</dc:date>
    <meta:document-statistic meta:object-count="18"/>
    <meta:template xlink:type="simple" xlink:actuate="onRequest" xlink:title="diagram" xlink:href="../../../../../Templates/diagram1.otg" meta:date="2025-12-30T15:20:54.636753201"/>
  </office:meta>
</office:document-meta>
</file>